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c81c4" officeooo:paragraph-rsid="000cb26d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c7383" officeooo:paragraph-rsid="000b39c2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rsid="00081dff" officeooo:paragraph-rsid="001749fd"/>
    </style:style>
    <style:style style:name="P13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ad5b0" officeooo:paragraph-rsid="00095188" style:font-size-asian="12pt" style:language-asian="zh" style:country-asian="CN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8aa5d" officeooo:paragraph-rsid="0018aa5d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officeooo:rsid="00064788"/>
    </style:style>
    <style:style style:name="T2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3" style:family="text">
      <style:text-properties fo:font-size="12pt" fo:language="en" fo:country="US" fo:font-weight="normal" officeooo:rsid="0009464d" style:font-size-asian="12pt" style:language-asian="zh" style:country-asian="CN" style:font-weight-asian="normal" style:font-size-complex="12pt" style:font-weight-complex="normal"/>
    </style:style>
    <style:style style:name="T4" style:family="text">
      <style:text-properties fo:font-size="12pt" fo:language="en" fo:country="US" fo:font-weight="normal" officeooo:rsid="001749fd" style:font-size-asian="12pt" style:language-asian="zh" style:country-asian="CN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180bad" style:font-size-asian="12pt" style:language-asian="zh" style:country-asian="CN" style:font-weight-asian="normal" style:font-size-complex="12pt" style:font-weight-complex="normal"/>
    </style:style>
    <style:style style:name="T6" style:family="text">
      <style:text-properties officeooo:rsid="00128e3b"/>
    </style:style>
    <style:style style:name="T7" style:family="text">
      <style:text-properties officeooo:rsid="00146732"/>
    </style:style>
    <style:style style:name="T8" style:family="text">
      <style:text-properties officeooo:rsid="00164409"/>
    </style:style>
    <style:style style:name="T9" style:family="text">
      <style:text-properties officeooo:rsid="0018aa5d"/>
    </style:style>
    <style:style style:name="T10" style:family="text">
      <style:text-properties officeooo:rsid="001906c0"/>
    </style:style>
    <style:style style:name="T11" style:family="text">
      <style:text-properties officeooo:rsid="001a2f7a"/>
    </style:style>
    <style:style style:name="T12" style:family="text">
      <style:text-properties officeooo:rsid="001b3722"/>
    </style:style>
    <style:style style:name="T13" style:family="text">
      <style:text-properties officeooo:rsid="001b552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28MB,1S,<text:span text:style-name="T1">sum6</text:span>.xxx</text:p>
      <text:p text:style-name="P2"><text:bookmark text:name="OLE_LINK1"/><text:bookmark text:name="OLE_LINK5"/>某不科学的超数列求和<text:span text:style-name="T8">7</text:span></text:p>
      <text:p text:style-name="P7"><text:bookmark text:name="_GoBack"/>问题描述</text:p>
      <text:p text:style-name="P12"><text:span text:style-name="T2">（石家庄零模）求</text:span><text:span text:style-name="T2"><draw:frame draw:style-name="fr1" draw:name="对象1" text:anchor-type="as-char" svg:y="-0.713cm" svg:width="4.51cm" svg:height="1.139cm" draw:z-index="0"><draw:object xlink:href="./Object 1" xlink:type="simple" xlink:show="embed" xlink:actuate="onLoad"/><draw:image xlink:href="./ObjectReplacements/Object 1" xlink:type="simple" xlink:show="embed" xlink:actuate="onLoad"/><svg:desc>公式</svg:desc></draw:frame></text:span><text:span text:style-name="T4">的值，有m次修改</text:span><text:span text:style-name="T5">，先输出最一开始的值，之后每次修改输出一次</text:span><text:span text:style-name="T3">。</text:span></text:p>
      <text:p text:style-name="P7">输入描述</text:p>
      <text:p text:style-name="P13">一行<text:span text:style-name="T6">两</text:span>个整数n, <text:span text:style-name="T9">m, k</text:span>.</text:p>
      <text:p text:style-name="P14">一行k+1个整数bj</text:p>
      <text:p text:style-name="P14">m行，每行一个修改操作，格式如下，</text:p>
      <text:p text:style-name="P14">1 n 表示设置新的n</text:p>
      <text:p text:style-name="P14">2 <text:span text:style-name="T10">x</text:span> <text:span text:style-name="T10">a</text:span> 将bj改为<text:span text:style-name="T10">a</text:span></text:p>
      <text:p text:style-name="P8"/>
      <text:p text:style-name="P7">输出描述</text:p>
      <text:p text:style-name="P9"><text:span text:style-name="T11">m+1</text:span>行,<text:span text:style-name="T12">每行</text:span>一个整数表示答案。</text:p>
      <text:p text:style-name="P10"><text:bookmark text:name="OLE_LINK6"/></text:p>
      <text:p text:style-name="P7">样例输入</text:p>
      <text:p text:style-name="P4"/>
      <text:p text:style-name="P6"/>
      <text:p text:style-name="P6"/>
      <text:p text:style-name="P7">样例输出</text:p>
      <text:p text:style-name="P3"/>
      <text:p text:style-name="P3"/>
      <text:p text:style-name="P1"><text:bookmark text:name="OLE_LINK9"/></text:p>
      <text:p text:style-name="P7">数据范围及提示</text:p>
      <text:p text:style-name="P5">1 &lt;= n &lt;= 1e9; <text:span text:style-name="T13">1 &lt;= k &lt;= 200; 1 &lt;= m &lt;= 10000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29T21:32:47.734000000</dc:date>
    <meta:editing-cycles>25</meta:editing-cycles>
    <meta:editing-duration>PT30M4S</meta:editing-duration>
    <meta:generator>LibreOffice/6.0.7.3$Windows_X86_64 LibreOffice_project/dc89aa7a9eabfd848af146d5086077aeed2ae4a5</meta:generator>
    <meta:document-statistic meta:table-count="0" meta:image-count="0" meta:object-count="1" meta:page-count="1" meta:paragraph-count="16" meta:word-count="156" meta:character-count="219" meta:non-whitespace-character-count="198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p>
          <mi>a</mi>
          <mi>i</mi>
        </msup>
      </mrow>
      <mrow>
        <munderover>
          <mo stretchy="false">∑</mo>
          <mrow>
            <mi>j</mi>
            <mo stretchy="false">=</mo>
            <mn>0</mn>
          </mrow>
          <mi>k</mi>
        </munderover>
        <msub>
          <mi>b</mi>
          <mi>j</mi>
        </msub>
      </mrow>
      <msup>
        <mi>i</mi>
        <mi>j</mi>
      </msup>
      <mi mathvariant="italic">mod</mi>
      <mrow>
        <mo fence="true" stretchy="false">(</mo>
        <mrow>
          <mrow>
            <msup>
              <mn>10</mn>
              <mn>9</mn>
            </msup>
            <mo stretchy="false">+</mo>
            <mn>7</mn>
          </mrow>
        </mrow>
        <mo fence="true" stretchy="false">)</mo>
      </mrow>
    </mrow>
    <annotation encoding="StarMath 5.0">sum from { i = 1 } to { n } a^i sum from { j = 0 } to k  b_j i^j mod ( 10^9+7 )
</annotation>
  </semantics>
</math>
</file>